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5cm" fo:min-width="10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5.25cm" fo:min-width="10.5cm" loext:decorative="false"/>
    </style:style>
    <style:style style:name="gr4" style:family="graphic" style:parent-style-name="objectwithoutfill">
      <style:graphic-properties svg:stroke-opacity="100%" draw:fill="solid" draw:fill-color="#ffd320" draw:textarea-vertical-align="middle" draw:auto-grow-height="false" fo:min-height="1.25cm" fo:min-width="7.25cm" loext:decorative="false"/>
    </style:style>
    <style:style style:name="gr5" style:family="graphic" style:parent-style-name="objectwithoutfill">
      <style:graphic-properties svg:stroke-opacity="100%" draw:fill="solid" draw:fill-color="#ffd320" loext:fill-use-slide-background="false" draw:textarea-vertical-align="middle" draw:auto-grow-height="false" fo:min-height="11.75cm" fo:min-width="11.5cm" loext:decorative="false"/>
    </style:style>
    <style:style style:name="gr6" style:family="graphic" style:parent-style-name="objectwithoutfill">
      <style:graphic-properties svg:stroke-width="0.099cm" draw:marker-start-width="0.349cm" draw:marker-end-width="0.349cm" svg:stroke-opacity="100%" draw:fill="none" draw:fill-color="#ffd320" loext:fill-use-slide-background="false" draw:textarea-vertical-align="middle" draw:auto-grow-height="false" fo:min-height="11.75cm" fo:min-width="11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673cm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8080" draw:marker-start="Squar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9" style:family="graphic" style:parent-style-name="Entity">
      <style:graphic-properties fo:min-height="6.988cm" fo:min-width="5.738cm" loext:decorative="false"/>
    </style:style>
    <style:style style:name="gr10" style:family="graphic" style:parent-style-name="Config">
      <style:graphic-properties fo:min-height="3.75cm" fo:min-width="2.5cm" loext:decorative="false"/>
    </style:style>
    <style:style style:name="gr11" style:family="graphic" style:parent-style-name="Config">
      <style:graphic-properties fo:min-height="1.157cm" fo:min-width="2.501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3" style:family="graphic" style:parent-style-name="standard">
      <style:graphic-properties svg:stroke-width="0.159cm" svg:stroke-color="#008080" draw:marker-start="Square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d32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</text:p>
          </draw:text-box>
        </draw:frame>
      </draw:page>
      <draw:page draw:name="page2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 type A</text:p>
          </draw:text-box>
        </draw:frame>
        <draw:frame draw:style-name="gr2" draw:text-style-name="P2" draw:layer="layout" svg:width="5cm" svg:height="1cm" svg:x="14.98cm" svg:y="3cm">
          <draw:text-box>
            <text:p>Channel type B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 type A</text:p>
          </draw:text-box>
        </draw:frame>
        <draw:frame draw:style-name="gr2" draw:text-style-name="P2" draw:layer="layout" svg:width="4.75cm" svg:height="1cm" svg:x="15cm" svg:y="6cm">
          <draw:text-box>
            <text:p>Entry type B</text:p>
          </draw:text-box>
        </draw:frame>
      </draw:page>
      <draw:page draw:name="page3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</draw:page>
      <draw:page draw:name="page4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5cm" svg:height="1.5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75cm" svg:height="1cm" svg:x="15cm" svg:y="8.25cm">
          <draw:text-box>
            <text:p><text:span text:style-name="T1">Events</text:span></text:p>
          </draw:text-box>
        </draw:frame>
      </draw:page>
      <draw:page draw:name="page5" draw:style-name="dp1" draw:master-page-name="Default">
        <draw:custom-shape draw:style-name="gr5" draw:text-style-name="P3" draw:layer="layout" svg:width="12cm" svg:height="12cm" svg:x="1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cm" svg:height="12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2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7cm">
          <draw:text-box>
            <text:p>Channel type A</text:p>
          </draw:text-box>
        </draw:frame>
        <draw:frame draw:style-name="gr2" draw:text-style-name="P2" draw:layer="layout" svg:width="5cm" svg:height="1cm" svg:x="7.98cm" svg:y="7cm">
          <draw:text-box>
            <text:p>Channel type B</text:p>
          </draw:text-box>
        </draw:frame>
        <draw:custom-shape draw:style-name="gr3" draw:text-style-name="P1" draw:layer="layout" svg:width="11cm" svg:height="5.5cm" svg:x="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10cm">
          <draw:text-box>
            <text:p>Entry type A</text:p>
          </draw:text-box>
        </draw:frame>
        <draw:frame draw:style-name="gr2" draw:text-style-name="P2" draw:layer="layout" svg:width="4.75cm" svg:height="1cm" svg:x="8cm" svg:y="10cm">
          <draw:text-box>
            <text:p>Entry type B</text:p>
          </draw:text-box>
        </draw:frame>
        <draw:custom-shape draw:style-name="gr1" draw:text-style-name="P1" draw:layer="layout" svg:width="11cm" svg:height="2cm" svg:x="1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7cm">
          <draw:text-box>
            <text:p>Channel type C</text:p>
          </draw:text-box>
        </draw:frame>
        <draw:frame draw:style-name="gr2" draw:text-style-name="P2" draw:layer="layout" svg:width="5cm" svg:height="1cm" svg:x="20.98cm" svg:y="7cm">
          <draw:text-box>
            <text:p>Channel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10cm">
          <draw:text-box>
            <text:p>Entry type C</text:p>
          </draw:text-box>
        </draw:frame>
        <draw:frame draw:style-name="gr2" draw:text-style-name="P2" draw:layer="layout" svg:width="4.75cm" svg:height="1cm" svg:x="21cm" svg:y="10cm">
          <draw:text-box>
            <text:p>Entry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2cm" svg:y="3cm">
          <draw:text-box>
            <text:p>Finder A</text:p>
          </draw:text-box>
        </draw:frame>
        <draw:frame draw:style-name="gr2" draw:text-style-name="P2" draw:layer="layout" svg:width="5cm" svg:height="1cm" svg:x="15cm" svg:y="3cm">
          <draw:text-box>
            <text:p>Finder B</text:p>
          </draw:text-box>
        </draw:frame>
        <draw:custom-shape draw:style-name="gr4" draw:text-style-name="P3" draw:layer="layout" svg:width="7.75cm" svg:height="1.5cm" svg:x="14.25cm" svg:y="4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75cm" svg:height="0.962cm" svg:x="14.75cm" svg:y="4.327cm">
          <draw:text-box>
            <text:p><text:span text:style-name="T1">Events</text:span></text:p>
          </draw:text-box>
        </draw:frame>
      </draw:page>
      <draw:page draw:name="page6" draw:style-name="dp1" draw:master-page-name="Default">
        <draw:line draw:style-name="gr8" draw:text-style-name="P1" draw:layer="layout" svg:x1="17cm" svg:y1="6cm" svg:x2="11cm" svg:y2="6cm">
          <text:p/>
        </draw:line>
        <draw:custom-shape draw:style-name="gr9" draw:layer="layout" svg:width="7cm" svg:height="8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layer="layout" svg:width="3cm" svg:height="4cm" svg:x="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layer="layout" svg:width="3cm" svg:height="2.25cm" svg:x="5cm" svg:y="12.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9" draw:layer="layout" svg:width="7cm" svg:height="8cm" svg:x="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5cm">
          <draw:text-box>
            <text:p>Channel type A</text:p>
          </draw:text-box>
        </draw:frame>
        <draw:frame draw:style-name="gr2" draw:text-style-name="P2" draw:layer="layout" svg:width="5.5cm" svg:height="1cm" svg:x="18cm" svg:y="5cm">
          <draw:text-box>
            <text:p>Entry type A</text:p>
          </draw:text-box>
        </draw:frame>
        <draw:frame draw:style-name="gr2" draw:text-style-name="P2" draw:layer="layout" svg:width="3cm" svg:height="1cm" svg:x="5.25cm" svg:y="7.75cm">
          <draw:text-box>
            <text:p>View</text:p>
          </draw:text-box>
        </draw:frame>
        <draw:frame draw:style-name="gr2" draw:text-style-name="P2" draw:layer="layout" svg:width="3cm" svg:height="1cm" svg:x="5.25cm" svg:y="13.75cm">
          <draw:text-box>
            <text:p>Index</text:p>
          </draw:text-box>
        </draw:frame>
        <draw:frame draw:style-name="gr12" draw:text-style-name="P2" draw:layer="layout" svg:width="4cm" svg:height="1.75cm" svg:x="12cm" svg:y="6.25cm">
          <draw:text-box>
            <text:p>Reference</text:p>
            <text:p>field</text:p>
          </draw:text-box>
        </draw:frame>
        <draw:line draw:style-name="gr13" draw:text-style-name="P1" draw:layer="layout" svg:x1="17cm" svg:y1="6cm" svg:x2="11cm" svg:y2="6cm">
          <text:p/>
        </draw:line>
        <draw:line draw:style-name="gr13" draw:text-style-name="P1" draw:layer="layout" svg:x1="6.5cm" svg:y1="12.75cm" svg:x2="6.5cm" svg:y2="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" style:family="graphic" style:parent-style-name="standard">
      <style:graphic-properties svg:stroke-width="0.081cm" svg:stroke-color="#008080" draw:marker-start-width="0.321cm" draw:marker-end-width="0.321cm" draw:fill="solid" draw:fill-color="#e6e64c" draw:textarea-horizontal-align="justify" draw:textarea-vertical-align="middle" draw:auto-grow-height="false" fo:padding-top="0.165cm" fo:padding-bottom="0.165cm" fo:padding-left="0.29cm" fo:padding-right="0.29cm"/>
      <style:paragraph-properties fo:text-align="center"/>
    </style:style>
    <style:style style:name="Entity" style:family="graphic" style:parent-style-name="standard">
      <style:graphic-properties draw:stroke-dash="Dash_20_Dot_20_4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75cm" fo:min-width="3.75cm" fo:padding-top="0.165cm" fo:padding-bottom="0.165cm" fo:padding-left="0.29cm" fo:padding-right="0.29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achim Noreiko</meta:initial-creator>
    <meta:creation-date>2026-01-30T16:47:32.309678000</meta:creation-date>
    <dc:date>2026-02-04T11:07:54.429895000</dc:date>
    <dc:creator>Joachim Noreiko</dc:creator>
    <meta:editing-duration>P1DT16M34S</meta:editing-duration>
    <meta:editing-cycles>20</meta:editing-cycles>
    <meta:generator>LibreOffice/25.8.4.2$MacOSX_X86_64 LibreOffice_project/290daaa01b999472f0c7a3890eb6a550fd74c6df</meta:generator>
    <meta:print-date>2026-02-04T10:54:14.404139000</meta:print-date>
    <meta:printed-by>PDF files: Joachim Noreiko</meta:printed-by>
    <meta:document-statistic meta:object-count="68"/>
  </office:meta>
</office:document-meta>
</file>